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itLab Sans" svg:font-family="'GitLab Sans', apple-system, BlinkMacSystemFont, 'Segoe UI', Roboto, 'Noto Sans', Ubuntu, Cantarell, 'Helvetica Neue',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fo:font-size="18pt" style:text-underline-style="solid" style:text-underline-width="auto" style:text-underline-color="font-color" officeooo:rsid="000336d3" officeooo:paragraph-rsid="000336d3" style:font-size-asian="18pt" style:font-size-complex="18pt"/>
    </style:style>
    <style:style style:name="P2" style:family="paragraph" style:parent-style-name="Standard">
      <style:paragraph-properties fo:text-align="justify" style:justify-single-word="false"/>
      <style:text-properties style:font-name="Arial" fo:font-size="12pt" style:text-underline-style="none" officeooo:rsid="000336d3" officeooo:paragraph-rsid="000336d3" style:font-size-asian="10.5pt" style:font-size-complex="12pt"/>
    </style:style>
    <style:style style:name="P3" style:family="paragraph" style:parent-style-name="Standard">
      <style:paragraph-properties fo:text-align="justify" style:justify-single-word="false"/>
      <style:text-properties style:font-name="Arial" fo:font-size="12pt" style:text-underline-style="none" officeooo:rsid="00050b7b" officeooo:paragraph-rsid="00050b7b" style:font-size-asian="10.5pt" style:font-size-complex="12pt"/>
    </style:style>
    <style:style style:name="P4" style:family="paragraph" style:parent-style-name="Standard">
      <style:paragraph-properties fo:text-align="justify" style:justify-single-word="false"/>
      <style:text-properties style:font-name="Arial" fo:font-size="12pt" style:text-underline-style="none" officeooo:rsid="00052ff3" officeooo:paragraph-rsid="00052ff3" style:font-size-asian="10.5pt" style:font-size-complex="12pt"/>
    </style:style>
    <style:style style:name="P5" style:family="paragraph" style:parent-style-name="Standard">
      <style:paragraph-properties fo:text-align="justify" style:justify-single-word="false"/>
      <style:text-properties style:font-name="Arial" fo:font-size="12pt" style:text-underline-style="none" officeooo:rsid="0005a045" officeooo:paragraph-rsid="0005a045" style:font-size-asian="10.5pt" style:font-size-complex="12pt"/>
    </style:style>
    <style:style style:name="P6" style:family="paragraph" style:parent-style-name="Standard">
      <style:paragraph-properties fo:text-align="justify" style:justify-single-word="false"/>
      <style:text-properties style:font-name="Arial" fo:font-size="12pt" style:text-underline-style="none" officeooo:rsid="00079f1c" officeooo:paragraph-rsid="000336d3" style:font-size-asian="10.5pt" style:font-size-complex="12pt"/>
    </style:style>
    <style:style style:name="P7" style:family="paragraph" style:parent-style-name="Standard">
      <style:paragraph-properties fo:text-align="justify" style:justify-single-word="false"/>
      <style:text-properties style:font-name="Arial" fo:font-size="12pt" style:text-underline-style="none" officeooo:rsid="00079f1c" officeooo:paragraph-rsid="00079f1c" style:font-size-asian="10.5pt" style:font-size-complex="12pt"/>
    </style:style>
    <style:style style:name="P8" style:family="paragraph" style:parent-style-name="Standard" style:list-style-name="L1">
      <style:paragraph-properties fo:text-align="justify" style:justify-single-word="false"/>
      <style:text-properties style:font-name="Arial" fo:font-size="16pt" style:text-underline-style="solid" style:text-underline-width="auto" style:text-underline-color="font-color" officeooo:rsid="000336d3" officeooo:paragraph-rsid="000336d3" style:font-size-asian="16pt" style:font-size-complex="16pt"/>
    </style:style>
    <style:style style:name="P9" style:family="paragraph" style:parent-style-name="Standard" style:list-style-name="L1">
      <style:paragraph-properties fo:text-align="justify" style:justify-single-word="false"/>
      <style:text-properties style:font-name="Arial" fo:font-size="16pt" style:text-underline-style="none" officeooo:rsid="000336d3" officeooo:paragraph-rsid="000336d3" style:font-size-asian="16pt" style:font-size-complex="16pt"/>
    </style:style>
    <style:style style:name="P10" style:family="paragraph" style:parent-style-name="Standard">
      <style:paragraph-properties fo:text-align="center" style:justify-single-word="false"/>
      <style:text-properties style:font-name="Arial" fo:font-size="20pt" style:text-underline-style="solid" style:text-underline-width="auto" style:text-underline-color="font-color" fo:font-weight="bold" officeooo:rsid="000336d3" officeooo:paragraph-rsid="000336d3" style:font-size-asian="20pt" style:font-weight-asian="bold" style:font-size-complex="20pt" style:font-weight-complex="bold"/>
    </style:style>
    <style:style style:name="T1" style:family="text">
      <style:text-properties style:text-underline-style="solid" style:text-underline-width="auto" style:text-underline-color="font-color"/>
    </style:style>
    <style:style style:name="T2" style:family="text">
      <style:text-properties officeooo:rsid="00052ff3"/>
    </style:style>
    <style:style style:name="T3" style:family="text">
      <style:text-properties officeooo:rsid="0005a045"/>
    </style:style>
    <style:style style:name="T4" style:family="text">
      <style:text-properties officeooo:rsid="00079f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émarche de création du profil de l’utilisateur</text:p>
      <text:p text:style-name="P1"/>
      <text:p text:style-name="P2"/>
      <text:list xml:id="list1140243037" text:style-name="L1">
        <text:list-item>
          <text:p text:style-name="P8">Comment avez-vous créé vos questions/réponses ?</text:p>
        </text:list-item>
      </text:list>
      <text:p text:style-name="P3"/>
      <text:p text:style-name="P3">Pour créer nos questions/réponses on s’est demandé quelles questions pourraient être en lien avec les caractéristiques sans être trop évident. On a cherché des idées sur internet ou en demandant à des proches mais la plupart des questions sont venus de nous directement. <text:span text:style-name="T2">On a décidé de faire des questions un peu plus direct et des questions avec des mises en situation pour varier un peu.</text:span></text:p>
      <text:p text:style-name="P2"/>
      <text:list xml:id="list194451566386499" text:continue-numbering="true" text:style-name="L1">
        <text:list-item>
          <text:p text:style-name="P8">Comment avez-vous lié les réponses à une caractéristique ou à une autre ?</text:p>
        </text:list-item>
      </text:list>
      <text:p text:style-name="P2"/>
      <text:p text:style-name="P4">Comme on réfléchissait aux questions/réponses en fonction des caractéristiques ce n’était pas trop dur d’attribuer les réponses. Pour être sûr que c’était cohérent on se mettait dans la peau d’une personne avec telle ou telle caractéristique. <text:span text:style-name="T3">Malgré tout, il y a des changements sur certaines questions. En effet, après réflexion, on se rendait compte que c’était un peu alambiqué à certains endroits.</text:span></text:p>
      <text:p text:style-name="P2"/>
      <text:list xml:id="list194451633059013" text:continue-numbering="true" text:style-name="L1">
        <text:list-item>
          <text:p text:style-name="P8">Comment avez-vous calculé le profil de l’utilisateur à partir de ses réponses ?</text:p>
        </text:list-item>
      </text:list>
      <text:p text:style-name="P2"/>
      <text:p text:style-name="P5">Bien qu’au début on avait prévu d’additionner toutes les valeurs pour donner un profil à la fin, on a finit par changer d’avis. En effet, en additionnant on sortait des limites (0 à 9) et on s’est dit que c’était plus simple de faire une autre méthode. Au final, notre méthode est d’attribuer un profil à chacune des réponses et à la fin de faire la moyenne de tout les profils.</text:p>
      <text:p text:style-name="P2"/>
      <text:list xml:id="list194452412867474" text:continue-numbering="true" text:style-name="L1">
        <text:list-item>
          <text:p text:style-name="P8">Comment avez-vous testé la fiabilité de votre Choixpeau magique ?</text:p>
        </text:list-item>
      </text:list>
      <text:p text:style-name="P2"/>
      <text:p text:style-name="P5">Pour tester la fiabilité du Choixpeau magique on a <text:span text:style-name="T4">choisi des personnages existants et on a fait le test comme si on était ces personnages. </text:span></text:p>
      <text:p text:style-name="P2"/>
      <text:list xml:id="list194453537739218" text:continue-numbering="true" text:style-name="L1">
        <text:list-item>
          <text:p text:style-name="P9"><text:span text:style-name="T1">Avez-vous eu besoin de faire des modifications ? Lesquelles ? Pour quel résultat ?</text:span></text:p>
        </text:list-item>
      </text:list>
      <text:p text:style-name="P6"/>
      <text:p text:style-name="P7">Comme modifications on a supprimé et changé certaines questions (on a commencé avec beaucoup de questions plus ou moins pertinentes sans trop s’inquiéter puis on a fait le tris), on a changer les caractéristique associées là où ça ne collait pas vraiment et on a changé la méthode de calcul du profil.</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itLab Sans" svg:font-family="'GitLab Sans', apple-system, BlinkMacSystemFont, 'Segoe UI', Roboto, 'Noto Sans', Ubuntu, Cantarell, 'Helvetica Neue',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7T19:03:00.125000000</meta:creation-date>
    <dc:date>2023-04-07T19:44:10.772000000</dc:date>
    <meta:editing-duration>PT41M8S</meta:editing-duration>
    <meta:editing-cycles>5</meta:editing-cycles>
    <meta:generator>LibreOffice/7.5.1.2$Windows_X86_64 LibreOffice_project/fcbaee479e84c6cd81291587d2ee68cba099e129</meta:generator>
    <meta:document-statistic meta:table-count="0" meta:image-count="0" meta:object-count="0" meta:page-count="1" meta:paragraph-count="11" meta:word-count="344" meta:character-count="2007" meta:non-whitespace-character-count="1678"/>
  </office:meta>
</office:document-meta>
</file>